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reating comprehensive documentation for GitHub projects is crucial for ensuring their usability, maintainability, and accessibility. In this extensive guide, we'll delve deep into the world of GitHub documentation, covering everything from the importance of documentation to best practices, tools, and advanced techniques. This guide aims to equip you with the knowledge and skills necessary to create top-notch documentation that enhances collaboration, facilitates onboarding, and maximizes the success of your GitHub projects.</text:p>
      <text:p text:style-name="Standard"/>
      <text:p text:style-name="Standard">---</text:p>
      <text:p text:style-name="Standard"/>
      <text:p text:style-name="Standard">### Table of Contents:</text:p>
      <text:p text:style-name="Standard"/>
      <text:p text:style-name="Standard">1. Introduction to GitHub Documentation</text:p>
      <text:p text:style-name="Standard">2. Why Documentation Matters</text:p>
      <text:p text:style-name="Standard">3. Understanding Your Audience</text:p>
      <text:p text:style-name="Standard">4. Choosing the Right Documentation Format</text:p>
      <text:p text:style-name="Standard">5. Setting Up Documentation in Your GitHub Repository</text:p>
      <text:p text:style-name="Standard">6. Writing Clear and Concise Documentation</text:p>
      <text:p text:style-name="Standard">7. Documenting Installation and Setup</text:p>
      <text:p text:style-name="Standard">8. Providing Usage Examples and Code Snippets</text:p>
      <text:p text:style-name="Standard">9. Documenting Configuration and Customization</text:p>
      <text:p text:style-name="Standard">10. API Documentation and Interface Reference</text:p>
      <text:p text:style-name="Standard">11. Troubleshooting and FAQ</text:p>
      <text:p text:style-name="Standard">12. Contributing Guidelines</text:p>
      <text:p text:style-name="Standard">13. License Information</text:p>
      <text:p text:style-name="Standard">14. Versioning and Changelog Management</text:p>
      <text:p text:style-name="Standard">15. Keeping Documentation Updated</text:p>
      <text:p text:style-name="Standard">16. Reviewing and Feedback Processes</text:p>
      <text:p text:style-name="Standard">17. Publishing Documentation</text:p>
      <text:p text:style-name="Standard">18. Promoting Documentation</text:p>
      <text:p text:style-name="Standard">19. Advanced Documentation Techniques</text:p>
      <text:p text:style-name="Standard">20. Conclusion</text:p>
      <text:p text:style-name="Standard"/>
      <text:p text:style-name="Standard">---</text:p>
      <text:p text:style-name="Standard"/>
      <text:p text:style-name="Standard">### 1. Introduction to GitHub Documentation:</text:p>
      <text:p text:style-name="Standard"/>
      <text:p text:style-name="Standard">Documentation serves as a vital component of any software project, providing users and contributors with essential information about the project's functionality, usage, configuration, and more. GitHub, being a popular platform for hosting and collaborating on software projects, offers robust capabilities for documenting projects directly within repositories.</text:p>
      <text:p text:style-name="Standard"/>
      <text:p text:style-name="Standard">### 2. Why Documentation Matters:</text:p>
      <text:p text:style-name="Standard"/>
      <text:p text:style-name="Standard">Documentation plays a pivotal role in the success of GitHub projects for several reasons:</text:p>
      <text:p text:style-name="Standard"/>
      <text:p text:style-name="Standard">- **Enhanced Usability:** Well-written documentation makes it easier for users to understand and utilize your project, resulting in a better overall user experience.</text:p>
      <text:p text:style-name="Standard"><text:soft-page-break/>- **Improved Collaboration:** Clear documentation facilitates collaboration among team members and external contributors by providing a common reference point for understanding the project's codebase and functionality.</text:p>
      <text:p text:style-name="Standard">- **Effective Onboarding:** Documentation serves as a valuable resource for onboarding new contributors, helping them quickly familiarize themselves with the project's structure, guidelines, and best practices.</text:p>
      <text:p text:style-name="Standard">- **Reduced Support Burden:** Comprehensive documentation can help reduce the need for user support by providing answers to common questions and troubleshooting guidance.</text:p>
      <text:p text:style-name="Standard">- **Increased Transparency:** Documentation promotes transparency by documenting the project's development process, changes, and contributions over time.</text:p>
      <text:p text:style-name="Standard"/>
      <text:p text:style-name="Standard">### 3. Understanding Your Audience:</text:p>
      <text:p text:style-name="Standard"/>
      <text:p text:style-name="Standard">Before diving into the documentation process, it's essential to understand your audience—the individuals who will be reading and using your documentation. Your audience may include:</text:p>
      <text:p text:style-name="Standard"/>
      <text:p text:style-name="Standard">- **End Users:** Individuals who will be using your project's features and functionality.</text:p>
      <text:p text:style-name="Standard">- **Developers:** Contributors who will be extending, modifying, or integrating your project into other applications.</text:p>
      <text:p text:style-name="Standard">- **Administrators:** Individuals responsible for deploying, configuring, and maintaining your project in production environments.</text:p>
      <text:p text:style-name="Standard"/>
      <text:p text:style-name="Standard">Understanding your audience's needs, preferences, and technical proficiency will help tailor your documentation to effectively meet their requirements.</text:p>
      <text:p text:style-name="Standard"/>
      <text:p text:style-name="Standard">### 4. Choosing the Right Documentation Format:</text:p>
      <text:p text:style-name="Standard"/>
      <text:p text:style-name="Standard">GitHub supports various documentation formats, but two of the most commonly used formats are Markdown (.md) and reStructuredText (.rst). Markdown is a lightweight markup language that's easy to read and write, making it ideal for creating documentation directly within GitHub repositories. On the other hand, reStructuredText is a more feature-rich markup language commonly used in conjunction with the Sphinx documentation tool, which offers more advanced formatting and documentation generation capabilities.</text:p>
      <text:p text:style-name="Standard"/>
      <text:p text:style-name="Standard">### 5. Setting Up Documentation in Your GitHub Repository:</text:p>
      <text:p text:style-name="Standard"/>
      <text:p text:style-name="Standard">Once you've chosen a documentation format, it's time to set up a dedicated directory within your GitHub repository to store your documentation files. Common directory names for documentation include `/docs`, `/doc`, or `/documentation`. By keeping your documentation organized within its dedicated directory, you make it easier for users and contributors to find and access the information they need.</text:p>
      <text:p text:style-name="Standard"/>
      <text:p text:style-name="Standard">### 6. Writing Clear and Concise Documentation:</text:p>
      <text:p text:style-name="Standard"/>
      <text:p text:style-name="Standard">Clear and concise documentation is essential for effectively communicating information to your audience. When writing documentation, keep the following principles in mind:</text:p>
      <text:p text:style-name="Standard"/>
      <text:p text:style-name="Standard">- **Clarity:** Use clear and straightforward language that is easy to understand.</text:p>
      <text:p text:style-name="Standard">- **Conciseness:** Avoid unnecessary verbosity and focus on providing the most relevant information.</text:p>
      <text:p text:style-name="Standard"><text:soft-page-break/>- **Consistency:** Maintain consistency in formatting, style, and terminology throughout your documentation.</text:p>
      <text:p text:style-name="Standard">- **Organization:** Organize your documentation into logical sections and subsections to improve readability and navigation.</text:p>
      <text:p text:style-name="Standard"/>
      <text:p text:style-name="Standard">### 7. Documenting Installation and Setup:</text:p>
      <text:p text:style-name="Standard"/>
      <text:p text:style-name="Standard">One of the first things users will need to know is how to install and set up your project. Document the installation process step-by-step, including any prerequisites, dependencies, and configuration options. Provide clear instructions, code snippets, and examples to guide users through the installation process, regardless of their level of technical expertise.</text:p>
      <text:p text:style-name="Standard"/>
      <text:p text:style-name="Standard">### 8. Providing Usage Examples and Code Snippets:</text:p>
      <text:p text:style-name="Standard"/>
      <text:p text:style-name="Standard">Demonstrate how to use your project's features and functionality with practical examples and code snippets. Include usage examples for common use cases, along with explanations and annotations to help users understand the code. Consider including screenshots, diagrams, or other visual aids to further illustrate usage scenarios.</text:p>
      <text:p text:style-name="Standard"/>
      <text:p text:style-name="Standard">### 9. Documenting Configuration and Customization:</text:p>
      <text:p text:style-name="Standard"/>
      <text:p text:style-name="Standard">If your project is configurable or customizable, document the available configuration options, parameters, and settings. Provide detailed explanations of each configuration option, including its purpose, accepted values, and any dependencies or interactions with other options. Additionally, consider providing examples or use cases to demonstrate how different configurations can be applied.</text:p>
      <text:p text:style-name="Standard"/>
      <text:p text:style-name="Standard">### 10. API Documentation and Interface Reference:</text:p>
      <text:p text:style-name="Standard"/>
      <text:p text:style-name="Standard">If your project exposes APIs, libraries, or interfaces for interaction, it's essential to document them thoroughly. Document each endpoint, method, function, or interface, along with its parameters, return values, and usage examples. Consider using tools like Swagger or OpenAPI for generating interactive API documentation, or Sphinx for documenting code APIs in Python projects.</text:p>
      <text:p text:style-name="Standard"/>
      <text:p text:style-name="Standard">### 11. Troubleshooting and FAQ:</text:p>
      <text:p text:style-name="Standard"/>
      <text:p text:style-name="Standard">Anticipate common issues, errors, and questions that users may encounter and provide troubleshooting guidance and solutions. Create a frequently asked questions (FAQ) section to address common queries and provide quick answers to common issues. Include troubleshooting steps, error messages, and recommended solutions to help users resolve problems quickly and efficiently.</text:p>
      <text:p text:style-name="Standard"/>
      <text:p text:style-name="Standard">### 12. Contributing Guidelines:</text:p>
      <text:p text:style-name="Standard"/>
      <text:p text:style-name="Standard">Encourage contributions from the community by providing clear guidelines for reporting issues, suggesting improvements, and submitting pull requests. Document your project's contribution workflow, coding standards, code review process, and any other relevant information contributors need to know. Consider including a CONTRIBUTING.md file in your repository to centralize contribution guidelines and resources.</text:p>
      <text:p text:style-name="Standard"/>
      <text:p text:style-name="Standard">### 13. License Information:</text:p>
      <text:p text:style-name="Standard"><text:soft-page-break/></text:p>
      <text:p text:style-name="Standard">Clearly state the license under which your project is distributed to inform users of their rights and obligations when using your project. Include a LICENSE file in your repository containing the full text of the project's license, along with any additional licensing information or terms of use. Choose a license that aligns with your project's goals, such as an open-source license like MIT, Apache, or GNU GPL.</text:p>
      <text:p text:style-name="Standard"/>
      <text:p text:style-name="Standard">### 14. Versioning and Changelog Management:</text:p>
      <text:p text:style-name="Standard"/>
      <text:p text:style-name="Standard">Implement a versioning scheme for your project and maintain a changelog documenting changes, updates, and bug fixes in each release. Follow semantic versioning principles to convey the significance of changes accurately. Document each release's version number, date, changes, and any backward-incompatible modifications. Consider automating changelog generation using tools like conventional-changelog or towncrier.</text:p>
      <text:p text:style-name="Standard"/>
      <text:p text:style-name="Standard">### 15. Keeping Documentation Updated:</text:p>
      <text:p text:style-name="Standard"/>
      <text:p text:style-name="Standard">Regularly review and update your documentation to reflect changes in your project, including new features, updates, and bug fixes. Set up a process for reviewing and updating documentation alongside code changes to ensure consistency and accuracy. Encourage contributions and feedback from users</text:p>
      <text:p text:style-name="Standard"/>
      <text:p text:style-name="Standard"><text:s/>and contributors to help identify areas for improvement and keep documentation up-to-date.</text:p>
      <text:p text:style-name="Standard"/>
      <text:p text:style-name="Standard">### 16. Reviewing and Feedback Processes:</text:p>
      <text:p text:style-name="Standard"/>
      <text:p text:style-name="Standard">Before publishing your documentation, conduct thorough reviews to ensure accuracy, completeness, and clarity. Enlist the help of team members, collaborators, and users to review your documentation and provide feedback. Incorporate feedback and suggestions to improve the quality and effectiveness of your documentation before making it publicly available.</text:p>
      <text:p text:style-name="Standard"/>
      <text:p text:style-name="Standard">### 17. Publishing Documentation:</text:p>
      <text:p text:style-name="Standard"/>
      <text:p text:style-name="Standard">Once your documentation is ready, commit it to your GitHub repository and make it accessible to users. Consider hosting your documentation using GitHub Pages, Read the Docs, or other documentation hosting services for easy access and discoverability. Link to your documentation from your project's README file, website, or other relevant locations to ensure users can find and access it easily.</text:p>
      <text:p text:style-name="Standard"/>
      <text:p text:style-name="Standard">### 18. Promoting Documentation:</text:p>
      <text:p text:style-name="Standard"/>
      <text:p text:style-name="Standard">Promote your documentation to ensure users are aware of its existence and value. Share links to your documentation on social media, developer forums, and other relevant platforms to reach a broader audience. Encourage users to consult the documentation for help, guidance, and support, and highlight its importance in contributing to the success of your project.</text:p>
      <text:p text:style-name="Standard"/>
      <text:p text:style-name="Standard">### 19. Advanced Documentation Techniques:</text:p>
      <text:p text:style-name="Standard"/>
      <text:p text:style-name="Standard">Explore advanced documentation techniques and tools to enhance the quality and functionality of your documentation. Consider using documentation generators like Sphinx or Jekyll for generating documentation from source files. Incorporate interactive elements, such as code samples, diagrams, and <text:soft-page-break/>multimedia content, to engage users and enhance learning. Experiment with documentation-as-code approaches to automate documentation generation and maintenance.</text:p>
      <text:p text:style-name="Standard"/>
      <text:p text:style-name="Standard">### 20. Conclusion:</text:p>
      <text:p text:style-name="Standard"/>
      <text:p text:style-name="Standard">Creating effective documentation for GitHub projects is essential for maximizing their usability, maintainability, and success. By following best practices, leveraging the right tools, and prioritizing user needs, you can create documentation that enhances collaboration, facilitates onboarding, and empowers users to make the most of your projects. Remember that documentation is an ongoing process that requires regular review, updates, and feedback to ensure its accuracy and relevance over time. Invest time and effort into creating high-quality documentation, and you'll reap the rewards in the form of satisfied users, active contributors, and thriving communities.</text:p>
      <text:p text:style-name="Standard"/>
      <text:p text:style-name="Standard">---</text:p>
      <text:p text:style-name="Standard"/>
      <text:p text:style-name="Standard">This comprehensive guide covers all aspects of creating documentation for GitHub projects, from the importance of documentation to advanced techniques and best practices. By following these guidelines, you can create documentation that enhances collaboration, empowers users, and maximizes the success of your projects.</text:p>
      <text:p text:style-name="Standard"/>
      <text:p text:style-name="Standard">Writing documentation on GitHub is essential for ensuring that your projects are understandable, maintainable, and accessible to others. Clear and concise documentation can greatly improve collaboration, onboarding new contributors, and the overall success of your project. Below is a guide to help you create effective documentation on GitHub:</text:p>
      <text:p text:style-name="Standard"/>
      <text:p text:style-name="Standard">### 1. **Choose a Documentation Format:**</text:p>
      <text:p text:style-name="Standard"/>
      <text:p text:style-name="Standard">GitHub supports various formats for documentation. Common choices include:</text:p>
      <text:p text:style-name="Standard"/>
      <text:p text:style-name="Standard">- Markdown (.md): Lightweight and easy-to-read format for creating formatted text using simple syntax.</text:p>
      <text:p text:style-name="Standard">- reStructuredText (.rst): A markup language used in Sphinx documentation tool. It's more feature-rich but has a steeper learning curve compared to Markdown.</text:p>
      <text:p text:style-name="Standard"/>
      <text:p text:style-name="Standard">Choose the format that best suits your needs and the preferences of your team.</text:p>
      <text:p text:style-name="Standard"/>
      <text:p text:style-name="Standard">### 2. **Set Up a Docs Directory:**</text:p>
      <text:p text:style-name="Standard"/>
      <text:p text:style-name="Standard">Create a separate directory in your GitHub repository dedicated to documentation. This keeps your documentation organized and easily accessible.</text:p>
      <text:p text:style-name="Standard"/>
      <text:p text:style-name="Standard">```</text:p>
      <text:p text:style-name="Standard">/docs</text:p>
      <text:p text:style-name="Standard">```</text:p>
      <text:p text:style-name="Standard"/>
      <text:p text:style-name="Standard">### 3. **Start with an Introduction:**</text:p>
      <text:p text:style-name="Standard"/>
      <text:p text:style-name="Standard">Provide an overview of your project, its purpose, and its intended audience. A good introduction helps users understand what your project does and why it exists.</text:p>
      <text:p text:style-name="Standard"><text:soft-page-break/></text:p>
      <text:p text:style-name="Standard">### 4. **Include Installation Instructions:**</text:p>
      <text:p text:style-name="Standard"/>
      <text:p text:style-name="Standard">Clearly explain how users can install and set up your project. Include any prerequisites, dependencies, and step-by-step instructions for installation.</text:p>
      <text:p text:style-name="Standard"/>
      <text:p text:style-name="Standard">### 5. **Provide Usage Examples:**</text:p>
      <text:p text:style-name="Standard"/>
      <text:p text:style-name="Standard">Demonstrate how to use your project with practical examples. Include code snippets, commands, or screenshots to illustrate how your project can be used in real-world scenarios.</text:p>
      <text:p text:style-name="Standard"/>
      <text:p text:style-name="Standard">### 6. **Document Configuration and Customization:**</text:p>
      <text:p text:style-name="Standard"/>
      <text:p text:style-name="Standard">If your project is configurable or customizable, document the available options and how users can customize them to suit their needs.</text:p>
      <text:p text:style-name="Standard"/>
      <text:p text:style-name="Standard">### 7. **Document APIs and Interfaces:**</text:p>
      <text:p text:style-name="Standard"/>
      <text:p text:style-name="Standard">If your project provides APIs or interfaces for interaction, thoroughly document them. Include details such as endpoints, parameters, return values, and examples of usage.</text:p>
      <text:p text:style-name="Standard"/>
      <text:p text:style-name="Standard">### 8. **Troubleshooting and FAQs:**</text:p>
      <text:p text:style-name="Standard"/>
      <text:p text:style-name="Standard">Anticipate common issues users might encounter and provide troubleshooting tips. Include a frequently asked questions (FAQ) section to address common queries.</text:p>
      <text:p text:style-name="Standard"/>
      <text:p text:style-name="Standard">### 9. **Contributing Guidelines:**</text:p>
      <text:p text:style-name="Standard"/>
      <text:p text:style-name="Standard">Encourage contributions by providing clear guidelines for contributors. Include information on how to report issues, suggest improvements, and submit pull requests.</text:p>
      <text:p text:style-name="Standard"/>
      <text:p text:style-name="Standard">### 10. **License Information:**</text:p>
      <text:p text:style-name="Standard"/>
      <text:p text:style-name="Standard">Clearly state the license under which your project is distributed. This helps users understand their rights and obligations when using your project.</text:p>
      <text:p text:style-name="Standard"/>
      <text:p text:style-name="Standard">### 11. **Versioning and Changelog:**</text:p>
      <text:p text:style-name="Standard"/>
      <text:p text:style-name="Standard">If your project has multiple versions, maintain a changelog documenting the changes in each version. This helps users track the evolution of your project and understand what has been updated or fixed in each release.</text:p>
      <text:p text:style-name="Standard"/>
      <text:p text:style-name="Standard">### 12. **Keep Documentation Updated:**</text:p>
      <text:p text:style-name="Standard"/>
      <text:p text:style-name="Standard">Regularly review and update your documentation to reflect changes in your project. Outdated documentation can cause confusion and frustration for users.</text:p>
      <text:p text:style-name="Standard"/>
      <text:p text:style-name="Standard">### 13. **Review and Feedback:**</text:p>
      <text:p text:style-name="Standard"/>
      <text:p text:style-name="Standard"><text:soft-page-break/>Before publishing your documentation, review it thoroughly for clarity, accuracy, and completeness. Solicit feedback from team members and users to identify areas for improvement.</text:p>
      <text:p text:style-name="Standard"/>
      <text:p text:style-name="Standard">### 14. **Publishing Documentation:**</text:p>
      <text:p text:style-name="Standard"/>
      <text:p text:style-name="Standard">Once your documentation is ready, commit it to your GitHub repository and make it accessible to users. You can host your documentation directly on GitHub Pages or use other hosting services.</text:p>
      <text:p text:style-name="Standard"/>
      <text:p text:style-name="Standard">### 15. **Promote Documentation:**</text:p>
      <text:p text:style-name="Standard"/>
      <text:p text:style-name="Standard">Make sure users are aware of your documentation by linking to it from your project's README file, website, or other relevant locations. Encourage users to consult the documentation for help and guidance.</text:p>
      <text:p text:style-name="Standard"/>
      <text:p text:style-name="Standard">By following these guidelines, you can create comprehensive and user-friendly documentation for your GitHub projects, enhancing their usability and accessibility for users and contributors alike.</text:p>
      <text:p text:style-name="Standard"/>
      <text:p text:style-name="Standard">Utilizing GitHub effectively is essential for modern software development, collaboration, and version control. In this comprehensive guide, we will explore every aspect of using GitHub, from basic concepts to advanced workflows, tools, and best practices. By the end of this guide, you'll have a deep understanding of how to leverage GitHub to manage your projects efficiently, collaborate with team members and contributors, and contribute to open-source communities.</text:p>
      <text:p text:style-name="Standard"/>
      <text:p text:style-name="Standard">---</text:p>
      <text:p text:style-name="Standard"/>
      <text:p text:style-name="Standard">### Table of Contents:</text:p>
      <text:p text:style-name="Standard"/>
      <text:p text:style-name="Standard">1. Introduction to GitHub</text:p>
      <text:p text:style-name="Standard">2. Creating a GitHub Account</text:p>
      <text:p text:style-name="Standard">3. Understanding GitHub Terminology</text:p>
      <text:p text:style-name="Standard">4. Setting Up Your First Repository</text:p>
      <text:p text:style-name="Standard">5. Basic Git Commands</text:p>
      <text:p text:style-name="Standard">6. Collaborating on GitHub</text:p>
      <text:p text:style-name="Standard">7. Branching and Pull Requests</text:p>
      <text:p text:style-name="Standard">8. Issue Tracking and Project Management</text:p>
      <text:p text:style-name="Standard">9. Code Reviews and Collaborative Development</text:p>
      <text:p text:style-name="Standard">10. Continuous Integration and Deployment (CI/CD)</text:p>
      <text:p text:style-name="Standard">11. GitHub Actions</text:p>
      <text:p text:style-name="Standard">12. GitHub Pages</text:p>
      <text:p text:style-name="Standard">13. GitHub Desktop and Other Clients</text:p>
      <text:p text:style-name="Standard">14. GitHub CLI</text:p>
      <text:p text:style-name="Standard">15. GitHub Security Features</text:p>
      <text:p text:style-name="Standard">16. Best Practices for Using GitHub</text:p>
      <text:p text:style-name="Standard">17. Advanced GitHub Workflows</text:p>
      <text:p text:style-name="Standard">18. GitHub Enterprise and Organizations</text:p>
      <text:p text:style-name="Standard">19. Contributing to Open Source</text:p>
      <text:p text:style-name="Standard">20. Conclusion</text:p>
      <text:p text:style-name="Standard"/>
      <text:p text:style-name="Standard">---</text:p>
      <text:p text:style-name="Standard"><text:soft-page-break/></text:p>
      <text:p text:style-name="Standard">### 1. Introduction to GitHub:</text:p>
      <text:p text:style-name="Standard"/>
      <text:p text:style-name="Standard">GitHub is a web-based platform that provides hosting for Git repositories, a distributed version control system. It offers a wide range of features for managing and collaborating on software development projects, including code hosting, version control, issue tracking, project management, code review, and more. GitHub has become the de facto platform for open-source development, as well as a popular choice for teams and organizations of all sizes.</text:p>
      <text:p text:style-name="Standard"/>
      <text:p text:style-name="Standard">### 2. Creating a GitHub Account:</text:p>
      <text:p text:style-name="Standard"/>
      <text:p text:style-name="Standard">To start using GitHub, you need to create a GitHub account. Visit the GitHub website (github.com) and sign up for an account using your email address or existing social media accounts. Once registered, you'll have access to all GitHub's features and capabilities.</text:p>
      <text:p text:style-name="Standard"/>
      <text:p text:style-name="Standard">### 3. Understanding GitHub Terminology:</text:p>
      <text:p text:style-name="Standard"/>
      <text:p text:style-name="Standard">GitHub comes with its own set of terminology and concepts that you need to understand to navigate the platform effectively. Key terms include repositories, branches, commits, pull requests, issues, milestones, and more. Familiarize yourself with these terms to communicate effectively and understand GitHub's functionality.</text:p>
      <text:p text:style-name="Standard"/>
      <text:p text:style-name="Standard">### 4. Setting Up Your First Repository:</text:p>
      <text:p text:style-name="Standard"/>
      <text:p text:style-name="Standard">A repository (or repo) is a central location where your project's files and version history are stored. To create a new repository, navigate to your GitHub dashboard and click on the "New" button. Give your repository a name, description, and choose options such as public or private visibility, README file creation, and license. Once created, you can add files, folders, and code to your repository.</text:p>
      <text:p text:style-name="Standard"/>
      <text:p text:style-name="Standard">### 5. Basic Git Commands:</text:p>
      <text:p text:style-name="Standard"/>
      <text:p text:style-name="Standard">Git is the version control system that GitHub is built upon. Learning basic Git commands is essential for working with repositories on GitHub. Common Git commands include `git clone`, `git add`, `git commit`, `git push`, `git pull`, and `git merge`. These commands allow you to clone repositories, stage changes, commit changes, push changes to remote repositories, pull changes from remote repositories, and merge branches.</text:p>
      <text:p text:style-name="Standard"/>
      <text:p text:style-name="Standard">### 6. Collaborating on GitHub:</text:p>
      <text:p text:style-name="Standard"/>
      <text:p text:style-name="Standard">GitHub provides powerful collaboration features that enable teams to work together on projects effectively. You can invite collaborators to your repositories, manage permissions and access levels, and collaborate in real-time using features like pull requests, comments, and notifications.</text:p>
      <text:p text:style-name="Standard"/>
      <text:p text:style-name="Standard">### 7. Branching and Pull Requests:</text:p>
      <text:p text:style-name="Standard"/>
      <text:p text:style-name="Standard">Branching allows you to create separate lines of development within your repository. Each branch represents a different version of your project, allowing you to work on features, fixes, or experiments independently. Pull requests (PRs) are proposals to merge changes from one branch into another. They enable code review, discussion, and collaboration before merging changes into the main branch.</text:p>
      <text:p text:style-name="Standard"><text:soft-page-break/></text:p>
      <text:p text:style-name="Standard">### 8. Issue Tracking and Project Management:</text:p>
      <text:p text:style-name="Standard"/>
      <text:p text:style-name="Standard">GitHub provides built-in tools for issue tracking and project management, making it easy to organize and prioritize work. You can create issues to track bugs, feature requests, or tasks, assign issues to team members, set milestones and labels, and track progress using project boards.</text:p>
      <text:p text:style-name="Standard"/>
      <text:p text:style-name="Standard">### 9. Code Reviews and Collaborative Development:</text:p>
      <text:p text:style-name="Standard"/>
      <text:p text:style-name="Standard">Code reviews are an essential part of the development process, ensuring code quality, consistency, and correctness. GitHub's pull request feature facilitates code reviews by allowing team members to review proposed changes, leave comments, suggest improvements, and approve or reject changes before merging them into the main branch.</text:p>
      <text:p text:style-name="Standard"/>
      <text:p text:style-name="Standard">### 10. Continuous Integration and Deployment (CI/CD):</text:p>
      <text:p text:style-name="Standard"/>
      <text:p text:style-name="Standard">GitHub integrates seamlessly with various continuous integration and deployment (CI/CD) tools and services, allowing you to automate build, test, and deployment workflows. By setting up CI/CD pipelines, you can automate repetitive tasks, ensure code quality, and deploy changes quickly and consistently.</text:p>
      <text:p text:style-name="Standard"/>
      <text:p text:style-name="Standard">### 11. GitHub Actions:</text:p>
      <text:p text:style-name="Standard"/>
      <text:p text:style-name="Standard">GitHub Actions is a powerful automation and workflow orchestration platform built into GitHub. It allows you to define custom workflows using YAML syntax to automate various tasks, such as testing, building, deploying, and releasing software. GitHub Actions enables continuous integration, continuous delivery, and other automation scenarios directly within your GitHub repository.</text:p>
      <text:p text:style-name="Standard"/>
      <text:p text:style-name="Standard">### 12. GitHub Pages:</text:p>
      <text:p text:style-name="Standard"/>
      <text:p text:style-name="Standard">GitHub Pages is a feature that allows you to publish static websites directly from your GitHub repository. You can host documentation, project websites, blogs, or any other static content using GitHub Pages. Simply commit your website files to a designated branch or folder within your repository, and GitHub will automatically publish them to the web.</text:p>
      <text:p text:style-name="Standard"/>
      <text:p text:style-name="Standard">### 13. GitHub Desktop and Other Clients:</text:p>
      <text:p text:style-name="Standard"/>
      <text:p text:style-name="Standard">GitHub provides desktop applications and command-line interfaces (CLIs) for working with repositories locally on your computer. GitHub Desktop is a user-friendly GUI application that simplifies common Git operations, while the GitHub CLI (command-line interface) provides a powerful set of commands for advanced users who prefer working from the terminal.</text:p>
      <text:p text:style-name="Standard"/>
      <text:p text:style-name="Standard">### 14. GitHub CLI:</text:p>
      <text:p text:style-name="Standard"/>
      <text:p text:style-name="Standard">The GitHub CLI (gh) is a command-line interface for GitHub that enables you to interact with GitHub repositories, pull requests, issues, and more directly from the terminal. It provides a convenient way to perform common GitHub tasks, such as creating repositories, opening pull requests, and merging changes, without leaving the command line.</text:p>
      <text:p text:style-name="Standard"/>
      <text:p text:style-name="Standard"><text:soft-page-break/>### 15. GitHub Security Features:</text:p>
      <text:p text:style-name="Standard"/>
      <text:p text:style-name="Standard">GitHub offers various security features and tools to help you keep your repositories and code secure. These include vulnerability scanning, dependency analysis, code scanning, secret scanning, and security advisories. By leveraging these tools, you can identify and mitigate security risks in your code and dependencies proactively.</text:p>
      <text:p text:style-name="Standard"/>
      <text:p text:style-name="Standard">### 16. Best Practices for Using GitHub:</text:p>
      <text:p text:style-name="Standard"/>
      <text:p text:style-name="Standard">Adopting best practices when using GitHub can help you maximize productivity, collaboration, and code quality. Best practices include maintaining clean commit history, writing descriptive commit messages, using meaningful branch names, keeping repositories organized, and following code review and testing guidelines.</text:p>
      <text:p text:style-name="Standard"/>
      <text:p text:style-name="Standard">### 17. Advanced GitHub Workflows:</text:p>
      <text:p text:style-name="Standard"/>
      <text:p text:style-name="Standard">Advanced GitHub workflows involve leveraging features like automation, integrations, and custom scripts to streamline development processes further. Examples include setting up automated testing and deployment pipelines, integrating third-party tools and services, enforcing code quality standards, and managing release cycles effectively.</text:p>
      <text:p text:style-name="Standard"/>
      <text:p text:style-name="Standard">### 18. GitHub Enterprise and Organizations:</text:p>
      <text:p text:style-name="Standard"/>
      <text:p text:style-name="Standard">GitHub offers enterprise solutions for organizations that require additional security, compliance, and management features. GitHub Enterprise provides on-premises or cloud-hosted solutions tailored to the needs of large enterprises, while GitHub Organizations offer centralized management and collaboration tools for teams of all sizes.</text:p>
      <text:p text:style-name="Standard"/>
      <text:p text:style-name="Standard">### 19. Contributing to Open Source:</text:p>
      <text:p text:style-name="Standard"/>
      <text:p text:style-name="Standard">GitHub is home to millions of open-source projects, and contributing to open source is a great way to learn, collaborate, and give back to the community. You can find projects to contribute to by exploring GitHub's Explore</text:p>
      <text:p text:style-name="Standard"/>
      <text:p text:style-name="Standard">Exploring GitHub is an enriching experience that allows users to discover exciting projects, contribute to open-source initiatives, and connect with like-minded developers worldwide. In this guide, we'll delve into GitHub's Explore feature, its functionalities, and how users can leverage it to find repositories, learn new technologies, and engage with the vibrant GitHub community.</text:p>
      <text:p text:style-name="Standard"/>
      <text:p text:style-name="Standard">---</text:p>
      <text:p text:style-name="Standard"/>
      <text:p text:style-name="Standard">### Table of Contents:</text:p>
      <text:p text:style-name="Standard"/>
      <text:p text:style-name="Standard">1. Introduction to GitHub Explore</text:p>
      <text:p text:style-name="Standard">2. Accessing GitHub Explore</text:p>
      <text:p text:style-name="Standard">3. Discovering Trending Repositories</text:p>
      <text:p text:style-name="Standard">4. Exploring Topics and Categories</text:p>
      <text:p text:style-name="Standard">5. Finding Projects by Language</text:p>
      <text:p text:style-name="Standard">6. Searching for Repositories</text:p>
      <text:p text:style-name="Standard"><text:soft-page-break/>7. Navigating Curated Collections</text:p>
      <text:p text:style-name="Standard">8. Engaging with the Community</text:p>
      <text:p text:style-name="Standard">9. Contributing to Open Source</text:p>
      <text:p text:style-name="Standard">10. Learning and Skill Development</text:p>
      <text:p text:style-name="Standard">11. Personalizing Your Explore Experience</text:p>
      <text:p text:style-name="Standard">12. Best Practices for Using GitHub Explore</text:p>
      <text:p text:style-name="Standard">13. Exploring GitHub Mobile App</text:p>
      <text:p text:style-name="Standard">14. Future Developments and Enhancements</text:p>
      <text:p text:style-name="Standard">15. Conclusion</text:p>
      <text:p text:style-name="Standard"/>
      <text:p text:style-name="Standard">---</text:p>
      <text:p text:style-name="Standard"/>
      <text:p text:style-name="Standard">### 1. Introduction to GitHub Explore:</text:p>
      <text:p text:style-name="Standard"/>
      <text:p text:style-name="Standard">GitHub Explore is a powerful feature that enables users to discover repositories, projects, and communities across a vast array of topics and categories. Whether you're a seasoned developer seeking new challenges or a newcomer looking to learn and contribute, GitHub Explore provides a curated platform for exploration and discovery.</text:p>
      <text:p text:style-name="Standard"/>
      <text:p text:style-name="Standard">### 2. Accessing GitHub Explore:</text:p>
      <text:p text:style-name="Standard"/>
      <text:p text:style-name="Standard">To access GitHub Explore, simply navigate to the GitHub website (github.com) and click on the "Explore" tab located in the top navigation bar. This will take you to the Explore page, where you can start browsing through trending repositories, topics, collections, and more.</text:p>
      <text:p text:style-name="Standard"/>
      <text:p text:style-name="Standard">### 3. Discovering Trending Repositories:</text:p>
      <text:p text:style-name="Standard"/>
      <text:p text:style-name="Standard">One of the highlights of GitHub Explore is its trending repositories section, which showcases the most popular and actively developed projects on GitHub. Users can explore trending repositories by daily, weekly, or monthly trends, allowing them to stay up-to-date with the latest developments and emerging technologies.</text:p>
      <text:p text:style-name="Standard"/>
      <text:p text:style-name="Standard">### 4. Exploring Topics and Categories:</text:p>
      <text:p text:style-name="Standard"/>
      <text:p text:style-name="Standard">GitHub Explore organizes repositories into topics and categories, making it easy for users to find projects related to specific interests or technologies. Topics cover a wide range of subjects, including programming languages, frameworks, tools, libraries, and domains such as web development, machine learning, cybersecurity, and more.</text:p>
      <text:p text:style-name="Standard"/>
      <text:p text:style-name="Standard">### 5. Finding Projects by Language:</text:p>
      <text:p text:style-name="Standard"/>
      <text:p text:style-name="Standard">Users can search for repositories based on programming languages using GitHub Explore. By selecting a language from the dropdown menu, users can filter repositories to find projects written in their preferred programming languages, such as JavaScript, Python, Java, Ruby, Go, and many others.</text:p>
      <text:p text:style-name="Standard"/>
      <text:p text:style-name="Standard">### 6. Searching for Repositories:</text:p>
      <text:p text:style-name="Standard"/>
      <text:p text:style-name="Standard"><text:soft-page-break/>GitHub Explore offers a powerful search functionality that allows users to discover repositories based on keywords, topics, and other criteria. Users can enter search queries in the search bar to find repositories matching specific criteria, such as project name, description, or topic tags.</text:p>
      <text:p text:style-name="Standard"/>
      <text:p text:style-name="Standard">### 7. Navigating Curated Collections:</text:p>
      <text:p text:style-name="Standard"/>
      <text:p text:style-name="Standard">GitHub Explore features curated collections curated by GitHub staff and community members, highlighting repositories, projects, and communities around specific themes or topics. These collections cover a diverse range of subjects, including beginner-friendly projects, educational resources, developer tools, and more.</text:p>
      <text:p text:style-name="Standard"/>
      <text:p text:style-name="Standard">### 8. Engaging with the Community:</text:p>
      <text:p text:style-name="Standard"/>
      <text:p text:style-name="Standard">GitHub Explore fosters community engagement by showcasing repositories with high-quality documentation, active maintainers, and vibrant contributor communities. Users can discover projects with high levels of engagement, such as issues, pull requests, discussions, and stars, indicating their popularity and impact within the GitHub community.</text:p>
      <text:p text:style-name="Standard"/>
      <text:p text:style-name="Standard">### 9. Contributing to Open Source:</text:p>
      <text:p text:style-name="Standard"/>
      <text:p text:style-name="Standard">GitHub Explore encourages users to contribute to open-source projects by showcasing beginner-friendly repositories and projects seeking contributions. Users can find projects with "good first issue" labels, indicating tasks suitable for newcomers, and get started with their open-source journey by making meaningful contributions to these projects.</text:p>
      <text:p text:style-name="Standard"/>
      <text:p text:style-name="Standard">### 10. Learning and Skill Development:</text:p>
      <text:p text:style-name="Standard"/>
      <text:p text:style-name="Standard">GitHub Explore serves as a valuable resource for learning and skill development, providing users with access to educational resources, tutorials, and hands-on projects. Users can explore repositories containing code examples, documentation, and learning materials to enhance their knowledge and proficiency in various technologies and domains.</text:p>
      <text:p text:style-name="Standard"/>
      <text:p text:style-name="Standard">### 11. Personalizing Your Explore Experience:</text:p>
      <text:p text:style-name="Standard"/>
      <text:p text:style-name="Standard">GitHub Explore offers customization options for personalizing your exploration experience based on your interests, preferences, and activity. Users can follow topics, star repositories, and engage with communities to tailor their Explore recommendations and receive personalized suggestions based on their interactions and feedback.</text:p>
      <text:p text:style-name="Standard"/>
      <text:p text:style-name="Standard">### 12. Best Practices for Using GitHub Explore:</text:p>
      <text:p text:style-name="Standard"/>
      <text:p text:style-name="Standard">When using GitHub Explore, it's essential to follow best practices to maximize its benefits and enhance your exploration experience. These include exploring a diverse range of topics, contributing to open-source projects, engaging with the community, and staying updated with the latest trends and developments.</text:p>
      <text:p text:style-name="Standard"/>
      <text:p text:style-name="Standard">### 13. Exploring GitHub Mobile App:</text:p>
      <text:p text:style-name="Standard"/>
      <text:p text:style-name="Standard"><text:soft-page-break/>In addition to the web version, GitHub Explore is also accessible through the GitHub mobile app, allowing users to discover repositories and projects on the go. The mobile app offers a streamlined browsing experience optimized for mobile devices, making it easy to explore trending repositories, topics, and collections from anywhere.</text:p>
      <text:p text:style-name="Standard"/>
      <text:p text:style-name="Standard">### 14. Future Developments and Enhancements:</text:p>
      <text:p text:style-name="Standard"/>
      <text:p text:style-name="Standard">GitHub continues to invest in improving and expanding the Explore feature, with ongoing developments and enhancements aimed at enhancing usability, discoverability, and community engagement. Future updates may include new browsing features, advanced search capabilities, personalized recommendations, and integration with other GitHub products and services.</text:p>
      <text:p text:style-name="Standard"/>
      <text:p text:style-name="Standard">### 15. Conclusion:</text:p>
      <text:p text:style-name="Standard"/>
      <text:p text:style-name="Standard">GitHub Explore is a valuable tool for discovering repositories, projects, and communities on GitHub. Whether you're looking for trending repositories, exploring topics, or contributing to open-source projects, GitHub Explore offers a curated platform for exploration and discovery. By leveraging its features and functionalities, users can stay updated with the latest developments, learn new technologies, and engage with the vibrant GitHub community.</text:p>
      <text:p text:style-name="Standard"/>
      <text:p text:style-name="Standard">---</text:p>
      <text:p text:style-name="Standard"/>
      <text:p text:style-name="Standard">With GitHub Explore, users can embark on a journey of exploration, discovery, and learning, unlocking new opportunities for growth, collaboration, and innovation within the GitHub ecosystem. Whether you're a seasoned developer or a newcomer to the world of coding, GitHub Explore offers a wealth of resources, projects, and communities to inspire and empower you on your development journey. </text:p>
      <text:p text:style-name="Standard"/>
      <text:p text:style-name="Standard">As an AI language model, I don't have access to my training data, but I was trained on a mixture of licensed data, data created by human trainers, and publicly available data. My knowledge is based on the data used to train me and my ability to generate language-based responses. However, I don't have direct access to specific repositories or datasets on GitHub or any other platform.</text:p>
      <text:p text:style-name="Standard"/>
      <text:p text:style-name="Standard">That said, let's explore the potential relationship between ChatGPT and GitHub data in a hypothetical context:</text:p>
      <text:p text:style-name="Standard"/>
      <text:p text:style-name="Standard">---</text:p>
      <text:p text:style-name="Standard"/>
      <text:p text:style-name="Standard">### Analyzing ChatGPT and GitHub Data Integration:</text:p>
      <text:p text:style-name="Standard"/>
      <text:p text:style-name="Standard">GitHub is a vast repository hosting platform, home to millions of open-source projects spanning various domains, including software development, machine learning, data science, and more. These projects contain valuable data in the form of source code, documentation, discussions, issues, and pull requests, representing a wealth of knowledge and expertise within the developer community.</text:p>
      <text:p text:style-name="Standard"/>
      <text:p text:style-name="Standard">Integrating ChatGPT with GitHub data could unlock numerous possibilities for developers, researchers, and users alike. Here's a comprehensive exploration of how such integration could be beneficial and the potential use cases:</text:p>
      <text:p text:style-name="Standard"/>
      <text:p text:style-name="Standard">### 1. Code Assistance and Understanding:</text:p>
      <text:p text:style-name="Standard"><text:soft-page-break/></text:p>
      <text:p text:style-name="Standard">ChatGPT could leverage GitHub data to provide code assistance and understanding to developers. By analyzing code snippets, repositories, and documentation on GitHub, ChatGPT could offer suggestions, explanations, and examples to help developers better understand programming concepts, troubleshoot issues, and improve code quality.</text:p>
      <text:p text:style-name="Standard"/>
      <text:p text:style-name="Standard">### 2. Documentation Generation:</text:p>
      <text:p text:style-name="Standard"/>
      <text:p text:style-name="Standard">GitHub repositories often contain documentation in various formats, including Markdown, reStructuredText, and HTML. ChatGPT could analyze existing documentation across GitHub to generate documentation templates, README files, and API documentation for software projects. This would streamline the documentation process for developers and ensure consistency and completeness in project documentation.</text:p>
      <text:p text:style-name="Standard"/>
      <text:p text:style-name="Standard">### 3. Issue Triage and Resolution:</text:p>
      <text:p text:style-name="Standard"/>
      <text:p text:style-name="Standard">GitHub issues serve as a platform for tracking bugs, feature requests, and other tasks related to software development. ChatGPT could assist in triaging and resolving GitHub issues by analyzing issue descriptions, comments, and related code changes. It could offer suggestions, propose solutions, and recommend relevant resources to help address issues efficiently.</text:p>
      <text:p text:style-name="Standard"/>
      <text:p text:style-name="Standard">### 4. Natural Language Understanding:</text:p>
      <text:p text:style-name="Standard"/>
      <text:p text:style-name="Standard">GitHub discussions, pull requests, and comments contain valuable insights and discussions related to software development. ChatGPT could analyze these textual data sources to improve its natural language understanding capabilities. By learning from discussions and interactions on GitHub, ChatGPT could enhance its contextual understanding, language modeling, and conversational abilities.</text:p>
      <text:p text:style-name="Standard"/>
      <text:p text:style-name="Standard">### 5. Recommender Systems:</text:p>
      <text:p text:style-name="Standard"/>
      <text:p text:style-name="Standard">GitHub hosts a diverse range of projects, each with its unique characteristics, dependencies, and contributions. ChatGPT could serve as a recommender system, suggesting relevant repositories, libraries, frameworks, and tools based on user preferences, project requirements, and past interactions. This would help developers discover new projects, learn new technologies, and stay updated with the latest trends in software development.</text:p>
      <text:p text:style-name="Standard"/>
      <text:p text:style-name="Standard">### 6. Community Engagement:</text:p>
      <text:p text:style-name="Standard"/>
      <text:p text:style-name="Standard">GitHub fosters a vibrant developer community, where users collaborate, share knowledge, and contribute to open-source projects. ChatGPT could facilitate community engagement by participating in discussions, answering questions, and providing assistance to users on GitHub. By analyzing community interactions and sentiment, ChatGPT could help foster a supportive and inclusive developer community.</text:p>
      <text:p text:style-name="Standard"/>
      <text:p text:style-name="Standard">### 7. Education and Learning:</text:p>
      <text:p text:style-name="Standard"/>
      <text:p text:style-name="Standard">GitHub repositories contain educational resources, tutorials, and learning materials across various domains. ChatGPT could curate and recommend educational content based on user interests, skill level, and learning objectives. Whether it's learning a new programming language, exploring machine <text:soft-page-break/>learning algorithms, or mastering software development practices, ChatGPT could serve as a personalized learning assistant for developers and learners.</text:p>
      <text:p text:style-name="Standard"/>
      <text:p text:style-name="Standard">### 8. Data Privacy and Security:</text:p>
      <text:p text:style-name="Standard"/>
      <text:p text:style-name="Standard">While integrating ChatGPT with GitHub data offers numerous benefits, it's essential to consider data privacy and security concerns. GitHub data may contain sensitive information, proprietary code, and personal data that require careful handling and protection. ChatGPT must adhere to strict privacy and security measures to safeguard user data and ensure compliance with data protection regulations.</text:p>
      <text:p text:style-name="Standard"/>
      <text:p text:style-name="Standard">### Conclusion:</text:p>
      <text:p text:style-name="Standard"/>
      <text:p text:style-name="Standard">In conclusion, integrating ChatGPT with GitHub data presents exciting opportunities to enhance software development, collaboration, and learning experiences. By leveraging GitHub's vast repository of open-source projects and developer interactions, ChatGPT can provide valuable assistance, insights, and recommendations to developers, learners, and the broader developer community. However, it's crucial to address privacy, security, and ethical considerations to ensure responsible use of GitHub data and uphold user trust and confidentiality.</text:p>
      <text:p text:style-name="Standard"/>
      <text:p text:style-name="Standard">--- </text:p>
      <text:p text:style-name="Standard"/>
      <text:p text:style-name="Standard">While this discussion is hypothetical, it illustrates the potential benefits and considerations of integrating ChatGPT with GitHub data. Such integration could revolutionize how developers interact with code, collaborate on projects, and learn from the vast knowledge available on GitHub.</text:p>
      <text:p text:style-name="Standard"/>
      <text:p text:style-name="Standard">As an AI language model, I don't have access to personal data about individuals unless it has been shared with me in the course of our conversation. I am designed to respect user privacy and confidentiality. Therefore, I don't retain information from previous interactions. Each session is stateless, meaning I don't have memory of past interactions.</text:p>
      <text:p text:style-name="Standard"/>
      <text:p text:style-name="Standard">Regarding the training data used to train models like me, it's important to understand that while I generate responses based on a mixture of licensed data, data created by human trainers, and publicly available data, I don't have direct access to specific datasets or databases during operation. The training process involves exposing the model to diverse datasets to learn the intricacies of human language, but I can't access individual pieces of data from those datasets.</text:p>
      <text:p text:style-name="Standard"/>
      <text:p text:style-name="Standard">Now, let's explore the topic of public data in the context of AI language models like ChatGPT:</text:p>
      <text:p text:style-name="Standard"/>
      <text:p text:style-name="Standard">---</text:p>
      <text:p text:style-name="Standard"/>
      <text:p text:style-name="Standard">### Understanding Public Data and AI Language Models:</text:p>
      <text:p text:style-name="Standard"/>
      <text:p text:style-name="Standard">AI language models like ChatGPT are trained on vast amounts of text data sourced from publicly available datasets, including websites, books, articles, forums, and other textual sources. This publicly available data serves as the foundation for training language models to understand and generate human-like text across various domains and topics.</text:p>
      <text:p text:style-name="Standard"/>
      <text:p text:style-name="Standard">### 1. Sources of Public Data:</text:p>
      <text:p text:style-name="Standard"/>
      <text:p text:style-name="Standard"><text:soft-page-break/>Publicly available data used to train AI language models encompasses a wide range of sources, including:</text:p>
      <text:p text:style-name="Standard"/>
      <text:p text:style-name="Standard">- **Websites and Web Pages:** Textual content from websites and web pages across the internet, covering diverse topics and domains.</text:p>
      <text:p text:style-name="Standard">- **Books and Literature:** Texts from books, articles, journals, and other literary works available in digital formats.</text:p>
      <text:p text:style-name="Standard">- **Forums and Discussion Boards:** Conversational data from online forums, discussion boards, social media platforms, and community websites.</text:p>
      <text:p text:style-name="Standard">- **News and Articles:** News articles, blog posts, opinion pieces, and other journalistic content from online publications.</text:p>
      <text:p text:style-name="Standard">- **Open Data Repositories:** Publicly accessible repositories containing datasets, documents, and textual resources for research and analysis.</text:p>
      <text:p text:style-name="Standard">- **Public APIs:** Application Programming Interfaces (APIs) that provide access to text-based data from various online services and platforms.</text:p>
      <text:p text:style-name="Standard"/>
      <text:p text:style-name="Standard">### 2. Data Privacy and Anonymity:</text:p>
      <text:p text:style-name="Standard"/>
      <text:p text:style-name="Standard">While AI language models are trained on publicly available data, steps are taken to protect user privacy and anonymize personal information. Personally identifiable information (PII), such as names, addresses, phone numbers, and email addresses, is removed or anonymized from training datasets to prevent the model from inadvertently generating sensitive or identifiable information.</text:p>
      <text:p text:style-name="Standard"/>
      <text:p text:style-name="Standard">### 3. Ethical Considerations:</text:p>
      <text:p text:style-name="Standard"/>
      <text:p text:style-name="Standard">The use of public data in training AI language models raises important ethical considerations, including:</text:p>
      <text:p text:style-name="Standard"/>
      <text:p text:style-name="Standard">- **Bias and Fairness:** Training data may contain biases based on factors such as demographics, culture, and language use. Efforts are made to mitigate biases and ensure fairness in model behavior and outputs.</text:p>
      <text:p text:style-name="Standard">- **Privacy and Confidentiality:** Protecting user privacy and confidentiality is paramount. Measures are taken to prevent the exposure of sensitive or personal information in model-generated text.</text:p>
      <text:p text:style-name="Standard">- **Transparency and Accountability:** Transparency about the training data used and the methods employed in model development is essential for fostering trust and accountability in AI systems.</text:p>
      <text:p text:style-name="Standard"/>
      <text:p text:style-name="Standard">### 4. Responsible Use of AI Language Models:</text:p>
      <text:p text:style-name="Standard"/>
      <text:p text:style-name="Standard">As AI language models become increasingly powerful and pervasive, it's crucial to use them responsibly and ethically. This includes:</text:p>
      <text:p text:style-name="Standard"/>
      <text:p text:style-name="Standard">- **Data Governance:** Establishing robust data governance policies and practices to ensure the responsible collection, use, and management of training data.</text:p>
      <text:p text:style-name="Standard">- **Model Evaluation:** Continuously evaluating and monitoring model performance to identify and address biases, errors, and ethical concerns.</text:p>
      <text:p text:style-name="Standard">- **User Education:** Educating users about the capabilities and limitations of AI language models, as well as their implications for privacy, security, and ethical use.</text:p>
      <text:p text:style-name="Standard">- **Regulatory Compliance:** Adhering to relevant laws, regulations, and industry standards governing the use of AI technologies, data privacy, and consumer protection.</text:p>
      <text:p text:style-name="Standard"><text:soft-page-break/></text:p>
      <text:p text:style-name="Standard">### Conclusion:</text:p>
      <text:p text:style-name="Standard"/>
      <text:p text:style-name="Standard">Public data plays a crucial role in training AI language models like ChatGPT, enabling them to understand and generate human-like text across a diverse range of topics and domains. While publicly available data provides valuable insights and knowledge, it's essential to handle it responsibly, ethically, and with due regard for user privacy, fairness, and transparency. By embracing best practices and ethical principles, we can harness the power of AI language models to benefit society while mitigating potential risks and challenges.</text:p>
      <text:p text:style-name="Standard"/>
      <text:p text:style-name="Standard">--- </text:p>
      <text:p text:style-name="Standard"/>
      <text:p text:style-name="Standard">This discussion provides insights into the role of public data in training AI language models and the ethical considerations surrounding its use. As AI technologies continue to evolve, it's essential to prioritize responsible and ethical practices to ensure the positive impact of these innovations on individuals, communities, and society as a whole.</text:p>
      <text:p text:style-name="Standard"/>
      <text:p text:style-name="Standard">Running GitHub from the command line involves interacting with Git, the version control system that GitHub is built upon. By using Git commands, you can perform various actions such as cloning repositories, making changes, committing changes, and pushing changes to GitHub. Below, I'll outline the basic steps to run GitHub from the command line:</text:p>
      <text:p text:style-name="Standard"/>
      <text:p text:style-name="Standard">### 1. Install Git:</text:p>
      <text:p text:style-name="Standard"/>
      <text:p text:style-name="Standard">If you haven't already, you'll need to install Git on your system. You can download and install Git from the official website: [Git - Downloads](https://git-scm.com/downloads)</text:p>
      <text:p text:style-name="Standard"/>
      <text:p text:style-name="Standard">### 2. Configure Git:</text:p>
      <text:p text:style-name="Standard"/>
      <text:p text:style-name="Standard">Once Git is installed, you'll need to configure it with your GitHub credentials. Open a terminal or command prompt and run the following commands:</text:p>
      <text:p text:style-name="Standard"/>
      <text:p text:style-name="Standard">```bash</text:p>
      <text:p text:style-name="Standard">git config --global user.name "Your GitHub Username"</text:p>
      <text:p text:style-name="Standard">git config --global user.email "your-email@example.com"</text:p>
      <text:p text:style-name="Standard">```</text:p>
      <text:p text:style-name="Standard"/>
      <text:p text:style-name="Standard">Replace `"Your GitHub Username"` with your actual GitHub username and `"your-email@example.com"` with the email associated with your GitHub account.</text:p>
      <text:p text:style-name="Standard"/>
      <text:p text:style-name="Standard">### 3. Clone a Repository:</text:p>
      <text:p text:style-name="Standard"/>
      <text:p text:style-name="Standard">To clone a GitHub repository to your local machine, navigate to the directory where you want to clone the repository and run the following command:</text:p>
      <text:p text:style-name="Standard"/>
      <text:p text:style-name="Standard">```bash</text:p>
      <text:p text:style-name="Standard">git clone https://github.com/username/repository.git</text:p>
      <text:p text:style-name="Standard">```</text:p>
      <text:p text:style-name="Standard"/>
      <text:p text:style-name="Standard"><text:soft-page-break/>Replace `username` with the username of the repository owner and `repository` with the name of the repository you want to clone.</text:p>
      <text:p text:style-name="Standard"/>
      <text:p text:style-name="Standard">### 4. Make Changes:</text:p>
      <text:p text:style-name="Standard"/>
      <text:p text:style-name="Standard">Navigate to the cloned repository directory using the command line. You can make changes to the files in the repository using your preferred text editor or IDE.</text:p>
      <text:p text:style-name="Standard"/>
      <text:p text:style-name="Standard">### 5. Add and Commit Changes:</text:p>
      <text:p text:style-name="Standard"/>
      <text:p text:style-name="Standard">Once you've made changes to the files, you'll need to add them to the staging area and commit them to the local repository. Use the following commands:</text:p>
      <text:p text:style-name="Standard"/>
      <text:p text:style-name="Standard">```bash</text:p>
      <text:p text:style-name="Standard">git add .</text:p>
      <text:p text:style-name="Standard">git commit -m "Your commit message"</text:p>
      <text:p text:style-name="Standard">```</text:p>
      <text:p text:style-name="Standard"/>
      <text:p text:style-name="Standard">Replace `"Your commit message"` with a brief description of the changes you made.</text:p>
      <text:p text:style-name="Standard"/>
      <text:p text:style-name="Standard">### 6. Push Changes to GitHub:</text:p>
      <text:p text:style-name="Standard"/>
      <text:p text:style-name="Standard">To push your committed changes to GitHub, run the following command:</text:p>
      <text:p text:style-name="Standard"/>
      <text:p text:style-name="Standard">```bash</text:p>
      <text:p text:style-name="Standard">git push origin master</text:p>
      <text:p text:style-name="Standard">```</text:p>
      <text:p text:style-name="Standard"/>
      <text:p text:style-name="Standard">This command pushes changes from the local `master` branch to the `origin` remote repository on GitHub. If you're working on a different branch, replace `master` with the name of your branch.</text:p>
      <text:p text:style-name="Standard"/>
      <text:p text:style-name="Standard">### 7. Pull Changes from GitHub:</text:p>
      <text:p text:style-name="Standard"/>
      <text:p text:style-name="Standard">If you're collaborating with others and they've made changes to the repository on GitHub, you'll need to pull those changes to your local repository. Use the following command:</text:p>
      <text:p text:style-name="Standard"/>
      <text:p text:style-name="Standard">```bash</text:p>
      <text:p text:style-name="Standard">git pull origin master</text:p>
      <text:p text:style-name="Standard">```</text:p>
      <text:p text:style-name="Standard"/>
      <text:p text:style-name="Standard">This command pulls changes from the `master` branch of the `origin` remote repository and merges them into your local repository.</text:p>
      <text:p text:style-name="Standard"/>
      <text:p text:style-name="Standard">### Conclusion:</text:p>
      <text:p text:style-name="Standard"/>
      <text:p text:style-name="Standard">Running GitHub from the command line involves using Git commands to interact with repositories on GitHub. By following these basic steps, you can clone repositories, make changes, commit changes, and push/pull changes to and from GitHub, enabling you to collaborate with others and manage your projects effectively.</text:p>
      <text:p text:style-name="Standard"><text:soft-page-break/></text:p>
      <text:p text:style-name="Standard">Certainly! Working with GitHub from the command line provides a powerful and efficient way to manage your repositories, collaborate with others, and automate tasks. Let's delve deeper into some advanced commands and techniques for using GitHub from the command line:</text:p>
      <text:p text:style-name="Standard"/>
      <text:p text:style-name="Standard">### 1. Branching and Merging:</text:p>
      <text:p text:style-name="Standard"/>
      <text:p text:style-name="Standard">#### Creating a New Branch:</text:p>
      <text:p text:style-name="Standard">```bash</text:p>
      <text:p text:style-name="Standard">git checkout -b new-branch-name</text:p>
      <text:p text:style-name="Standard">```</text:p>
      <text:p text:style-name="Standard">This command creates a new branch (`new-branch-name`) and switches to it.</text:p>
      <text:p text:style-name="Standard"/>
      <text:p text:style-name="Standard">#### Switching Branches:</text:p>
      <text:p text:style-name="Standard">```bash</text:p>
      <text:p text:style-name="Standard">git checkout branch-name</text:p>
      <text:p text:style-name="Standard">```</text:p>
      <text:p text:style-name="Standard">This command switches to an existing branch (`branch-name`).</text:p>
      <text:p text:style-name="Standard"/>
      <text:p text:style-name="Standard">#### Merging Branches:</text:p>
      <text:p text:style-name="Standard">```bash</text:p>
      <text:p text:style-name="Standard">git merge branch-name</text:p>
      <text:p text:style-name="Standard">```</text:p>
      <text:p text:style-name="Standard">This command merges changes from another branch (`branch-name`) into the current branch.</text:p>
      <text:p text:style-name="Standard"/>
      <text:p text:style-name="Standard">### 2. Pull Requests:</text:p>
      <text:p text:style-name="Standard"/>
      <text:p text:style-name="Standard">#### Creating a Pull Request:</text:p>
      <text:p text:style-name="Standard">```bash</text:p>
      <text:p text:style-name="Standard">git push origin your-branch-name</text:p>
      <text:p text:style-name="Standard">```</text:p>
      <text:p text:style-name="Standard">After pushing your changes to GitHub, you can create a pull request from your branch on the GitHub website.</text:p>
      <text:p text:style-name="Standard"/>
      <text:p text:style-name="Standard">### 3. Collaborating with Forks:</text:p>
      <text:p text:style-name="Standard"/>
      <text:p text:style-name="Standard">#### Forking a Repository:</text:p>
      <text:p text:style-name="Standard">```bash</text:p>
      <text:p text:style-name="Standard">git clone https://github.com/original/repo.git</text:p>
      <text:p text:style-name="Standard">```</text:p>
      <text:p text:style-name="Standard">Clone the original repository to your local machine.</text:p>
      <text:p text:style-name="Standard"/>
      <text:p text:style-name="Standard">#### Adding a Remote:</text:p>
      <text:p text:style-name="Standard">```bash</text:p>
      <text:p text:style-name="Standard">git remote add upstream https://github.com/original/repo.git</text:p>
      <text:p text:style-name="Standard">```</text:p>
      <text:p text:style-name="Standard">Add the original repository as a remote.</text:p>
      <text:p text:style-name="Standard"/>
      <text:p text:style-name="Standard">#### Syncing Fork with Upstream:</text:p>
      <text:p text:style-name="Standard"><text:soft-page-break/>```bash</text:p>
      <text:p text:style-name="Standard">git fetch upstream</text:p>
      <text:p text:style-name="Standard">git checkout master</text:p>
      <text:p text:style-name="Standard">git merge upstream/master</text:p>
      <text:p text:style-name="Standard">```</text:p>
      <text:p text:style-name="Standard">This sequence of commands fetches changes from the original repository (`upstream`), switches to your local `master` branch, and merges changes from `upstream/master` into your `master` branch.</text:p>
      <text:p text:style-name="Standard"/>
      <text:p text:style-name="Standard">### 4. Working with Remotes:</text:p>
      <text:p text:style-name="Standard"/>
      <text:p text:style-name="Standard">#### Adding a Remote:</text:p>
      <text:p text:style-name="Standard">```bash</text:p>
      <text:p text:style-name="Standard">git remote add alias remote-url</text:p>
      <text:p text:style-name="Standard">```</text:p>
      <text:p text:style-name="Standard">This command adds a new remote repository with the specified alias and URL.</text:p>
      <text:p text:style-name="Standard"/>
      <text:p text:style-name="Standard">#### Listing Remotes:</text:p>
      <text:p text:style-name="Standard">```bash</text:p>
      <text:p text:style-name="Standard">git remote -v</text:p>
      <text:p text:style-name="Standard">```</text:p>
      <text:p text:style-name="Standard">This command lists all remotes associated with the current repository.</text:p>
      <text:p text:style-name="Standard"/>
      <text:p text:style-name="Standard">#### Removing a Remote:</text:p>
      <text:p text:style-name="Standard">```bash</text:p>
      <text:p text:style-name="Standard">git remote remove alias</text:p>
      <text:p text:style-name="Standard">```</text:p>
      <text:p text:style-name="Standard">This command removes the remote repository with the specified alias.</text:p>
      <text:p text:style-name="Standard"/>
      <text:p text:style-name="Standard">### 5. Git Aliases:</text:p>
      <text:p text:style-name="Standard"/>
      <text:p text:style-name="Standard">#### Creating a Git Alias:</text:p>
      <text:p text:style-name="Standard">```bash</text:p>
      <text:p text:style-name="Standard">git config --global alias.alias-name 'command'</text:p>
      <text:p text:style-name="Standard">```</text:p>
      <text:p text:style-name="Standard">This command creates a custom alias for a Git command.</text:p>
      <text:p text:style-name="Standard"/>
      <text:p text:style-name="Standard">#### Example:</text:p>
      <text:p text:style-name="Standard">```bash</text:p>
      <text:p text:style-name="Standard">git config --global alias.co 'checkout'</text:p>
      <text:p text:style-name="Standard">```</text:p>
      <text:p text:style-name="Standard">This creates an alias `co` for the `checkout` command.</text:p>
      <text:p text:style-name="Standard"/>
      <text:p text:style-name="Standard">### Conclusion:</text:p>
      <text:p text:style-name="Standard"/>
      <text:p text:style-name="Standard">Using GitHub from the command line allows for efficient management of repositories, collaboration with others, and automation of workflows. By mastering these advanced commands and techniques, you can streamline your development process and maximize your productivity when working with GitHub.</text:p>
      <text:p text:style-name="Standard"/>
      <text:p text:style-name="Standard"><text:soft-page-break/>Running GitHub from the command line involves interacting with Git, the version control system that GitHub is built upon. By using Git commands, you can perform various actions such as cloning repositories, making changes, committing changes, and pushing changes to GitHub. Below, I'll outline the basic steps to run GitHub from the command line:</text:p>
      <text:p text:style-name="Standard">1. Install Git:</text:p>
      <text:p text:style-name="Standard"/>
      <text:p text:style-name="Standard">If you haven't already, you'll need to install Git on your system. You can download and install Git from the official website: Git - Downloads</text:p>
      <text:p text:style-name="Standard">2. Configure Git:</text:p>
      <text:p text:style-name="Standard"/>
      <text:p text:style-name="Standard">Once Git is installed, you'll need to configure it with your GitHub credentials. Open a terminal or command prompt and run the following commands:</text:p>
      <text:p text:style-name="Standard"/>
      <text:p text:style-name="Standard">bash</text:p>
      <text:p text:style-name="Standard"/>
      <text:p text:style-name="Standard">git config --global user.name "Your GitHub Username"</text:p>
      <text:p text:style-name="Standard">git config --global user.email "your-email@example.com"</text:p>
      <text:p text:style-name="Standard"/>
      <text:p text:style-name="Standard">Replace "Your GitHub Username" with your actual GitHub username and "your-email@example.com" with the email associated with your GitHub account.</text:p>
      <text:p text:style-name="Standard">3. Clone a Repository:</text:p>
      <text:p text:style-name="Standard"/>
      <text:p text:style-name="Standard">To clone a GitHub repository to your local machine, navigate to the directory where you want to clone the repository and run the following command:</text:p>
      <text:p text:style-name="Standard"/>
      <text:p text:style-name="Standard">bash</text:p>
      <text:p text:style-name="Standard"/>
      <text:p text:style-name="Standard">git clone https://github.com/username/repository.git</text:p>
      <text:p text:style-name="Standard"/>
      <text:p text:style-name="Standard">Replace username with the username of the repository owner and repository with the name of the repository you want to clone.</text:p>
      <text:p text:style-name="Standard">4. Make Changes:</text:p>
      <text:p text:style-name="Standard"/>
      <text:p text:style-name="Standard">Navigate to the cloned repository directory using the command line. You can make changes to the files in the repository using your preferred text editor or IDE.</text:p>
      <text:p text:style-name="Standard">5. Add and Commit Changes:</text:p>
      <text:p text:style-name="Standard"/>
      <text:p text:style-name="Standard">Once you've made changes to the files, you'll need to add them to the staging area and commit them to the local repository. Use the following commands:</text:p>
      <text:p text:style-name="Standard"/>
      <text:p text:style-name="Standard">bash</text:p>
      <text:p text:style-name="Standard"/>
      <text:p text:style-name="Standard">git add .</text:p>
      <text:p text:style-name="Standard">git commit -m "Your commit message"</text:p>
      <text:p text:style-name="Standard"/>
      <text:p text:style-name="Standard">Replace "Your commit message" with a brief description of the changes you made.</text:p>
      <text:p text:style-name="Standard">6. Push Changes to GitHub:</text:p>
      <text:p text:style-name="Standard"/>
      <text:p text:style-name="Standard">To push your committed changes to GitHub, run the following command:</text:p>
      <text:p text:style-name="Standard"><text:soft-page-break/></text:p>
      <text:p text:style-name="Standard">bash</text:p>
      <text:p text:style-name="Standard"/>
      <text:p text:style-name="Standard">git push origin master</text:p>
      <text:p text:style-name="Standard"/>
      <text:p text:style-name="Standard">This command pushes changes from the local master branch to the origin remote repository on GitHub. If you're working on a different branch, replace master with the name of your branch.</text:p>
      <text:p text:style-name="Standard">7. Pull Changes from GitHub:</text:p>
      <text:p text:style-name="Standard"/>
      <text:p text:style-name="Standard">If you're collaborating with others and they've made changes to the repository on GitHub, you'll need to pull those changes to your local repository. Use the following command:</text:p>
      <text:p text:style-name="Standard"/>
      <text:p text:style-name="Standard">bash</text:p>
      <text:p text:style-name="Standard"/>
      <text:p text:style-name="Standard">git pull origin master</text:p>
      <text:p text:style-name="Standard"/>
      <text:p text:style-name="Standard">This command pulls changes from the master branch of the origin remote repository and merges them into your local repository.</text:p>
      <text:p text:style-name="Standard">Conclusion:</text:p>
      <text:p text:style-name="Standard"/>
      <text:p text:style-name="Standard">Running GitHub from the command line involves using Git commands to interact with repositories on GitHub. By following these basic steps, you can clone repositories, make changes, commit changes, and push/pull changes to and from GitHub, enabling you to collaborate with others and manage your projects effectively.</text:p>
      <text:p text:style-name="Standard"/>
      <text:p text:style-name="Standard">A good GitHub account can be an invaluable asset for software developers seeking employment opportunities. Recruiters often use GitHub as a means to evaluate a candidate's skills, experience, and contributions to open-source projects. Here are some key elements that make a GitHub account stand out to recruiters:</text:p>
      <text:p text:style-name="Standard"/>
      <text:p text:style-name="Standard">### 1. Complete Profile Information:</text:p>
      <text:p text:style-name="Standard"/>
      <text:p text:style-name="Standard">Ensure your GitHub profile includes relevant information such as your full name, location, a professional profile picture, and a concise bio highlighting your skills and interests. Providing complete profile information helps recruiters understand who you are and what you bring to the table.</text:p>
      <text:p text:style-name="Standard"/>
      <text:p text:style-name="Standard">### 2. High-Quality Repositories:</text:p>
      <text:p text:style-name="Standard"/>
      <text:p text:style-name="Standard">Maintain a portfolio of high-quality repositories showcasing your coding skills, projects, and contributions. Your repositories should include clear and descriptive README files, well-organized code, and meaningful commit messages. Recruiters look for evidence of clean code, adherence to best practices, and attention to detail in your repositories.</text:p>
      <text:p text:style-name="Standard"/>
      <text:p text:style-name="Standard">### 3. Contributions to Open Source:</text:p>
      <text:p text:style-name="Standard"/>
      <text:p text:style-name="Standard">Active contributions to open-source projects demonstrate your ability to collaborate with others, solve problems, and work on real-world projects. Recruiters value candidates who actively participate in open-source communities, contribute code, report issues, and engage in discussions. Highlight your <text:soft-page-break/>contributions to open-source projects on your GitHub profile to showcase your expertise and commitment to the developer community.</text:p>
      <text:p text:style-name="Standard"/>
      <text:p text:style-name="Standard">### 4. Personal Projects and Side Projects:</text:p>
      <text:p text:style-name="Standard"/>
      <text:p text:style-name="Standard">Showcase personal projects and side projects that demonstrate your creativity, initiative, and passion for technology. Whether it's a hobby project, a pet project, or a project related to your area of expertise, recruiters are interested in seeing projects that reflect your interests and showcase your skills. Provide detailed descriptions, screenshots, and demo links for your projects to give recruiters a better understanding of your work.</text:p>
      <text:p text:style-name="Standard"/>
      <text:p text:style-name="Standard">### 5. Coding Skills and Technologies:</text:p>
      <text:p text:style-name="Standard"/>
      <text:p text:style-name="Standard">Use GitHub to showcase your proficiency in programming languages, frameworks, libraries, and technologies relevant to your target roles. Recruiters often look for specific skills and technologies when evaluating candidates, so make sure your GitHub repositories reflect your expertise in these areas. Include projects that demonstrate your ability to work with popular languages and technologies used in the industry.</text:p>
      <text:p text:style-name="Standard"/>
      <text:p text:style-name="Standard">### 6. Commitment and Activity:</text:p>
      <text:p text:style-name="Standard"/>
      <text:p text:style-name="Standard">Regular activity on GitHub, such as frequent commits, contributions, and interactions with the community, demonstrates your commitment to continuous learning and improvement. Recruiters value candidates who are actively engaged on GitHub and demonstrate a genuine interest in technology and software development. Stay active by participating in discussions, reviewing pull requests, and staying updated with the latest trends and developments in the industry.</text:p>
      <text:p text:style-name="Standard"/>
      <text:p text:style-name="Standard">### 7. Documentation and Readability:</text:p>
      <text:p text:style-name="Standard"/>
      <text:p text:style-name="Standard">Pay attention to documentation and readability in your GitHub repositories. Well-documented code, clear README files, and detailed project documentation make it easier for recruiters to understand your projects and assess your contributions. Provide comprehensive documentation, installation instructions, usage guidelines, and examples to help recruiters evaluate your projects effectively.</text:p>
      <text:p text:style-name="Standard"/>
      <text:p text:style-name="Standard">### 8. Professionalism and Etiquette:</text:p>
      <text:p text:style-name="Standard"/>
      <text:p text:style-name="Standard">Maintain professionalism and etiquette in your interactions on GitHub. Be respectful, courteous, and collaborative when engaging with others in the community. Recruiters look for candidates who demonstrate professionalism and positive interpersonal skills, both in their code contributions and their interactions with others.</text:p>
      <text:p text:style-name="Standard"/>
      <text:p text:style-name="Standard">### Conclusion:</text:p>
      <text:p text:style-name="Standard"/>
      <text:p text:style-name="Standard">A good GitHub account for recruiters is one that showcases your skills, experience, and contributions in a clear, organized, and professional manner. By highlighting your best work, actively participating in open-source communities, and maintaining a positive presence on GitHub, you can make a strong impression on recruiters and increase your chances of landing your desired job opportunities in the software development field.</text:p>
      <text:p text:style-name="Standard"/>
      <text:p text:style-name="Standard"><text:soft-page-break/>GitHub provides unlimited storage for public repositories, which means you can create as many public repositories as you want, and GitHub will host them for free without any storage limitations. However, GitHub does have limitations on the size of individual files and the total size of repositories for private repositories, depending on your account type.</text:p>
      <text:p text:style-name="Standard"/>
      <text:p text:style-name="Standard">Here's a breakdown of the storage limits for private repositories on GitHub:</text:p>
      <text:p text:style-name="Standard"/>
      <text:p text:style-name="Standard">1. **Free Plan (GitHub Free):**</text:p>
      <text:p text:style-name="Standard"><text:s text:c="3"/>- For GitHub Free accounts, you are limited to:</text:p>
      <text:p text:style-name="Standard"><text:s text:c="5"/>- **100 MB per repository:** Each repository is limited to 100 MB in size.</text:p>
      <text:p text:style-name="Standard"><text:s text:c="5"/>- **1 GB total storage:** The total combined size of all your private repositories cannot exceed 1 GB.</text:p>
      <text:p text:style-name="Standard"><text:s text:c="3"/>- These limits apply to both the repository's Git history (commits, branches, etc.) and any files or assets stored within the repository.</text:p>
      <text:p text:style-name="Standard"/>
      <text:p text:style-name="Standard">2. **Paid Plans (GitHub Pro, GitHub Team, GitHub Enterprise Cloud):**</text:p>
      <text:p text:style-name="Standard"><text:s text:c="3"/>- GitHub offers paid plans that provide increased storage and additional features.</text:p>
      <text:p text:style-name="Standard"><text:s text:c="3"/>- With paid plans, you can have larger individual repositories and more storage space for your private repositories.</text:p>
      <text:p text:style-name="Standard"><text:s text:c="3"/>- Paid plans also offer features such as advanced security, code review tools, and team collaboration features.</text:p>
      <text:p text:style-name="Standard"/>
      <text:p text:style-name="Standard">It's important to note that GitHub encourages the use of Git Large File Storage (LFS) for managing large files in repositories. Git LFS allows you to store large files externally and replace them in your repository with pointers, helping to keep your repository size manageable and avoiding the limitations on file sizes.</text:p>
      <text:p text:style-name="Standard"/>
      <text:p text:style-name="Standard">If you require more storage or additional features beyond what is offered in the free plan, you may consider upgrading to a paid plan to unlock additional benefits and resources. You can find more information about GitHub pricing and plans on the GitHub websi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03T09:04:04.158945301</meta:creation-date>
    <dc:date>2024-04-03T09:14:26.702776007</dc:date>
    <meta:editing-duration>PT12S</meta:editing-duration>
    <meta:editing-cycles>1</meta:editing-cycles>
    <meta:document-statistic meta:table-count="0" meta:image-count="0" meta:object-count="0" meta:page-count="24" meta:paragraph-count="463" meta:word-count="7889" meta:character-count="55113" meta:non-whitespace-character-count="47665"/>
    <meta:generator>LibreOffice/6.4.7.2$Linux_X86_64 LibreOffice_project/40$Build-2</meta:generator>
  </office:meta>
</office:document-meta>
</file>